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Task.doHighlight( TokenStream ts , String text , Highlighter highlighter , boolean mergeContiguous , int maxFrag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Task.maxNum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isMergeContiguous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numToHigh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retrieveDoc( IndexReader ir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getHighlighter( Query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doLogic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eadTask.travers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Read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Task.getFieldsToHighlight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Task.get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